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</style:style>
    <style:style style:name="P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8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9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10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11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12" style:family="paragraph" style:parent-style-name="Text_20_body">
      <style:paragraph-properties fo:line-height="138%" style:writing-mode="lr-tb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1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19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20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24" style:family="paragraph" style:parent-style-name="Text_20_body">
      <style:paragraph-properties fo:margin-top="0in" fo:margin-bottom="0in" style:contextual-spacing="false" fo:line-height="138%" style:writing-mode="lr-tb"/>
    </style:style>
    <style:style style:name="P2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4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0aa7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una GUI / Luna Instrument Controller Command Interface Definition</text:p>
      <text:p text:style-name="P3">Command Format:</text:p>
      <text:p text:style-name="P3"/>
      <text:p text:style-name="P2"><text:span text:style-name="T1">ID</text:span><text:span text:style-name="T2">: 10 bytes (0-9)</text:span></text:p>
      <text:p text:style-name="P1">Right justified, zero filled, Ascii characters representing an id number. </text:p>
      <text:p text:style-name="P2"><text:span text:style-name="T2">Eg: </text:span><text:span text:style-name="T5">0000000001</text:span></text:p>
      <text:p text:style-name="P21"/>
      <text:p text:style-name="P9"><text:span text:style-name="T1">Length</text:span><text:span text:style-name="T7"> </text:span><text:span text:style-name="T2">(size of the message): 10 bytes (10-19)</text:span></text:p>
      <text:p text:style-name="P26">Right justified, zero filled, Ascii characters representing an id number.</text:p>
      <text:p text:style-name="P26">Size is totally inclusive (n)</text:p>
      <text:p text:style-name="P1">Eg: 0000000123</text:p>
      <text:p text:style-name="P1"/>
      <text:p text:style-name="P9"><text:span text:style-name="T1">Device name</text:span><text:span text:style-name="T2">: 64 bytes (20-83)</text:span></text:p>
      <text:p text:style-name="P26">Left justified ASCII Characters representing a device name. Space filled.</text:p>
      <text:p text:style-name="P9"><text:span text:style-name="T2">Eg: </text:span><text:span text:style-name="T5">HighVoltageSupply</text:span></text:p>
      <text:p text:style-name="P9"><text:span text:style-name="T1">CMD</text:span><text:span text:style-name="T2">: 10 bytes (84-93)</text:span></text:p>
      <text:p text:style-name="P26">Left justified ASCII Characters representing a device name. Space filled.</text:p>
      <text:p text:style-name="P9"><text:span text:style-name="T2">Eg: </text:span><text:span text:style-name="T5">INVTHW____</text:span></text:p>
      <text:p text:style-name="P9"><text:span text:style-name="T1">Args</text:span><text:span text:style-name="T2">: x bytes: 94-n</text:span></text:p>
      <text:p text:style-name="P32">Left justified ASCII Characters representing any arguments to a command. Line feed terminated.</text:p>
      <text:p text:style-name="P15"><text:span text:style-name="T2">Eg: </text:span><text:span text:style-name="T5">10.123\n</text:span></text:p>
      <text:p text:style-name="P32">ID of the message will always increment by one.</text:p>
      <text:p text:style-name="P1">The response will contain the sender’s (i.e. whoever initiated the command) ID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Instrument Controller Supported Commands</text:p>
      <text:p text:style-name="P4">Unless otherwise stated, commands return an “OK” response when successful.  Failed commands return “FAIL” and unknown commands return “SYNTAX” in the response.</text:p>
      <text:p text:style-name="P8"/>
      <text:p text:style-name="P7">Instrument Controller Server Commands</text:p>
      <text:p text:style-name="P3">Inventory Hardware</text:p>
      <text:p text:style-name="P14"><text:span text:style-name="T2">CMD:</text:span><text:span text:style-name="T7"> <text:tab/><text:tab/><text:tab/></text:span><text:span text:style-name="T5">INVTHW</text:span></text:p>
      <text:p text:style-name="P14"><text:span text:style-name="T2">Response: </text:span><text:span text:style-name="T7"><text:s/><text:tab/><text:tab/></text:span><text:span text:style-name="T5">INVTHW____[status string]\n</text:span></text:p>
      <text:p text:style-name="P34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19"/>
      <text:p text:style-name="P13">Shutdown System</text:p>
      <text:p text:style-name="P31">CMD: <text:tab/><text:tab/><text:tab/>SHUTDOWN</text:p>
      <text:p text:style-name="P31">Response: <text:tab/><text:tab/>None</text:p>
      <text:p text:style-name="P31">Description: <text:tab/><text:tab/>Instrument controller will issue appropriate shutdown commands to all <text:tab/><text:tab/><text:tab/><text:tab/>devices and exit.</text:p>
      <text:p text:style-name="P10"/>
      <text:p text:style-name="P35"/>
      <text:p text:style-name="P6">High Voltage Power Supply</text:p>
      <text:p text:style-name="P3">Get Voltage and Current</text:p>
      <text:p text:style-name="P2"><text:span text:style-name="T2">CMD: <text:tab/><text:tab/><text:tab/></text:span><text:span text:style-name="T5">GETVI</text:span></text:p>
      <text:p text:style-name="P2"><text:span text:style-name="T2">Device Name:</text:span><text:span text:style-name="T7"> <text:tab/></text:span><text:span text:style-name="T5">HighVoltageSupply</text:span></text:p>
      <text:p text:style-name="P2"><text:span text:style-name="T2">Response:</text:span><text:span text:style-name="T7"> <text:tab/><text:tab/></text:span><text:span text:style-name="T5">OK________[voltage] [current]\n </text:span><text:span text:style-name="T6">(check to see if it’s one <text:tab/><text:tab/><text:tab/><text:tab/>space or more)</text:span></text:p>
      <text:p text:style-name="P2"><text:span text:style-name="T2">Example:</text:span><text:span text:style-name="T7"> <text:tab/><text:tab/></text:span><text:span text:style-name="T5">GETV______\n</text:span></text:p>
      <text:p text:style-name="P14"><text:span text:style-name="T2">Description:</text:span><text:span text:style-name="T7"> <text:tab/><text:tab/></text:span><text:span text:style-name="T2">Will return the voltage (in volts) and current (in milliamps).</text:span></text:p>
      <text:p text:style-name="P3"/>
      <text:p text:style-name="P3"/>
      <text:p text:style-name="P3"/>
      <text:p text:style-name="P3"><text:soft-page-break/></text:p>
      <text:p text:style-name="P3">Set Voltage</text:p>
      <text:p text:style-name="P2"><text:span text:style-name="T2">CMD: <text:tab/><text:tab/><text:tab/></text:span><text:span text:style-name="T5">SETV [volts]</text:span></text:p>
      <text:p text:style-name="P2"><text:span text:style-name="T2">Device Name:</text:span><text:span text:style-name="T7"> <text:tab/></text:span><text:span text:style-name="T5">HighVoltageSupply</text:span></text:p>
      <text:p text:style-name="P2"><text:span text:style-name="T2">Response: <text:tab/><text:tab/></text:span><text:span text:style-name="T5">OK________\n (</text:span><text:span text:style-name="T6">same thing here)</text:span></text:p>
      <text:p text:style-name="P2"><text:span text:style-name="T2">Example: <text:tab/><text:tab/></text:span><text:span text:style-name="T5">SETV______10.0\n</text:span></text:p>
      <text:p text:style-name="P31">Description: <text:tab/><text:tab/>Will set the voltage to the specified amount (in volts).</text:p>
      <text:p text:style-name="P31"/>
      <text:p text:style-name="P6">Thermo Cycler (TEC)</text:p>
      <text:p text:style-name="P3">Start Sequence</text:p>
      <text:p text:style-name="P2"><text:span text:style-name="T2">CMD: <text:tab/><text:tab/><text:tab/></text:span><text:span text:style-name="T5">STARTSEQ [number of cycles]</text:span></text:p>
      <text:p text:style-name="P2"><text:span text:style-name="T2">Device Name: <text:tab/></text:span><text:span text:style-name="T5">TECController</text:span></text:p>
      <text:p text:style-name="P2"><text:span text:style-name="T2">Response: <text:tab/><text:tab/></text:span><text:span text:style-name="T5">OK\n</text:span></text:p>
      <text:p text:style-name="P2"><text:span text:style-name="T2">Example:</text:span><text:span text:style-name="T7"> <text:tab/><text:tab/></text:span><text:span text:style-name="T5">STARTSEQ__40\n</text:span></text:p>
      <text:p text:style-name="P31">Description: <text:tab/><text:tab/>Will begin the thermo cycler’s predefined steps for the given number <text:tab/><text:tab/><text:tab/><text:tab/>of cycles.</text:p>
      <text:p text:style-name="P3">Stop Sequence</text:p>
      <text:p text:style-name="P2"><text:span text:style-name="T2">CMD:</text:span><text:span text:style-name="T7"> <text:tab/><text:tab/><text:tab/></text:span><text:span text:style-name="T5">STOPSEQ</text:span></text:p>
      <text:p text:style-name="P2"><text:span text:style-name="T2">Device Name:</text:span><text:span text:style-name="T7"> <text:tab/></text:span><text:span text:style-name="T5">TECController</text:span></text:p>
      <text:p text:style-name="P2"><text:span text:style-name="T2">Response: <text:tab/><text:tab/></text:span><text:span text:style-name="T5">OK\n</text:span></text:p>
      <text:p text:style-name="P2"><text:span text:style-name="T2">Example: <text:tab/><text:tab/></text:span><text:span text:style-name="T5">STOPSEQ___\n</text:span></text:p>
      <text:p text:style-name="P14"><text:span text:style-name="T2">Description:</text:span><text:span text:style-name="T7"> <text:tab/><text:tab/></text:span><text:span text:style-name="T2">Will abort the thermo cycler’s currently running sequence.</text:span></text:p>
      <text:p text:style-name="P16"/>
      <text:p text:style-name="P16">Read Sequence Data</text:p>
      <text:p text:style-name="P2"><text:span text:style-name="T2">CMD: <text:tab/><text:tab/><text:tab/></text:span><text:span text:style-name="T5">READSEQD</text:span></text:p>
      <text:p text:style-name="P2"><text:span text:style-name="T2">Device Name:</text:span><text:span text:style-name="T7"> <text:tab/></text:span><text:span text:style-name="T5">TECController</text:span></text:p>
      <text:p text:style-name="P14"><text:span text:style-name="T2">Response: <text:tab/><text:tab/></text:span><text:span text:style-name="T5">OK_[block temp]_[sample temp]_[current cycle]_[step]\n</text:span></text:p>
      <text:p text:style-name="P2"><text:span text:style-name="T2">Example: <text:tab/><text:tab/></text:span><text:span text:style-name="T5">READSEQD__\n</text:span></text:p>
      <text:p text:style-name="P31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17"/>
      <text:p text:style-name="P17"/>
      <text:p text:style-name="P17"/>
      <text:p text:style-name="P17"><text:soft-page-break/>OBIS Laser</text:p>
      <text:p text:style-name="P3">Get Laser Power</text:p>
      <text:p text:style-name="P2"><text:span text:style-name="T2">CMD: <text:tab/><text:tab/><text:tab/></text:span><text:span text:style-name="T5">GETLPWR</text:span></text:p>
      <text:p text:style-name="P2"><text:span text:style-name="T2">Device Name:</text:span><text:span text:style-name="T7"> <text:tab/></text:span><text:span text:style-name="T5">OBISLaser</text:span></text:p>
      <text:p text:style-name="P2"><text:span text:style-name="T2">Response: </text:span><text:span text:style-name="T7"><text:s/><text:tab/><text:tab/></text:span><text:span text:style-name="T5">OK________[power in watts]\n</text:span></text:p>
      <text:p text:style-name="P2"><text:span text:style-name="T2">Example:</text:span><text:span text:style-name="T7"> <text:tab/><text:tab/></text:span><text:span text:style-name="T5">GETLPWR___\n</text:span></text:p>
      <text:p text:style-name="P14"><text:span text:style-name="T2">Description:</text:span><text:span text:style-name="T7"> <text:tab/><text:tab/></text:span><text:span text:style-name="T2">Will return the current output power (in watts).</text:span></text:p>
      <text:p text:style-name="P3"/>
      <text:p text:style-name="P3">Set Laser Power</text:p>
      <text:p text:style-name="P2"><text:span text:style-name="T2">CMD: <text:tab/><text:tab/><text:tab/></text:span><text:span text:style-name="T5">SETLPWR [watts]</text:span></text:p>
      <text:p text:style-name="P2"><text:span text:style-name="T2">Device Name:</text:span><text:span text:style-name="T7"> <text:tab/></text:span><text:span text:style-name="T5">OBISLaser</text:span></text:p>
      <text:p text:style-name="P2"><text:span text:style-name="T2">Response:</text:span><text:span text:style-name="T7"> <text:tab/><text:tab/></text:span><text:span text:style-name="T5">OK________\n</text:span></text:p>
      <text:p text:style-name="P2"><text:span text:style-name="T2">Example: <text:tab/><text:tab/></text:span><text:span text:style-name="T5">SETLPWR___0.01600\n</text:span></text:p>
      <text:p text:style-name="P14"><text:span text:style-name="T2">Description:</text:span><text:span text:style-name="T7"> <text:tab/><text:tab/></text:span><text:span text:style-name="T2">Will set the current output power (in watts).</text:span></text:p>
      <text:p text:style-name="P11"/>
      <text:p text:style-name="P3">Turn Laser ON or OFF</text:p>
      <text:p text:style-name="P2"><text:span text:style-name="T2">CMD: <text:tab/><text:tab/><text:tab/></text:span><text:span text:style-name="T5">SETLSTATE [ON|OFF]</text:span></text:p>
      <text:p text:style-name="P2"><text:span text:style-name="T2">Device Name: <text:tab/></text:span><text:span text:style-name="T5">OBISLaser</text:span></text:p>
      <text:p text:style-name="P2"><text:span text:style-name="T2">Response: <text:tab/><text:tab/></text:span><text:span text:style-name="T5">OK________\n</text:span></text:p>
      <text:p text:style-name="P2"><text:span text:style-name="T2">Example:<text:tab/><text:tab/></text:span><text:span text:style-name="T7"> </text:span><text:span text:style-name="T5">SETLSTATE_OFF\n</text:span></text:p>
      <text:p text:style-name="P14"><text:span text:style-name="T2">Description:<text:tab/><text:tab/></text:span><text:span text:style-name="T7"> </text:span><text:span text:style-name="T2">Will turn on or off the laser.</text:span></text:p>
      <text:p text:style-name="P11"/>
      <text:p text:style-name="P6">Laser’s Motor</text:p>
      <text:p text:style-name="P3">Go Left</text:p>
      <text:p text:style-name="P2"><text:span text:style-name="T2">CMD: <text:tab/><text:tab/><text:tab/></text:span><text:span text:style-name="T5">MOVELEFT</text:span></text:p>
      <text:p text:style-name="P2"><text:span text:style-name="T2">Device Name:<text:tab/></text:span><text:span text:style-name="T5">LaserMotor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MOVELEFT\n</text:span></text:p>
      <text:p text:style-name="P31">Description: <text:tab/><text:tab/>Laser Motor will go to the left</text:p>
      <text:p text:style-name="P11"/>
      <text:p text:style-name="P3"/>
      <text:p text:style-name="P3"/>
      <text:p text:style-name="P3"><text:soft-page-break/>Go Right</text:p>
      <text:p text:style-name="P2"><text:span text:style-name="T2">CMD: <text:tab/><text:tab/><text:tab/></text:span><text:span text:style-name="T5">MOVERIGHT</text:span></text:p>
      <text:p text:style-name="P2"><text:span text:style-name="T2">Device Name:<text:tab/></text:span><text:span text:style-name="T5">LaserMotor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MOVERIGHT\n</text:span></text:p>
      <text:p text:style-name="P3">Replace Capillary</text:p>
      <text:p text:style-name="P2"><text:span text:style-name="T2">CMD:<text:tab/><text:tab/><text:tab/></text:span><text:span text:style-name="T5">RETRACT</text:span></text:p>
      <text:p text:style-name="P2"><text:span text:style-name="T2">Device Name:<text:tab/></text:span><text:span text:style-name="T5">LaserMotor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RETRACT\n</text:span></text:p>
      <text:p text:style-name="P31">Description: <text:tab/><text:tab/>Laser Motor retracts in order for user to put a new capillary.</text:p>
      <text:p text:style-name="P3">Finished Replacing Capillary</text:p>
      <text:p text:style-name="P2"><text:span text:style-name="T2">CMD: <text:tab/><text:tab/><text:tab/></text:span><text:span text:style-name="T5">CAPREADY</text:span></text:p>
      <text:p text:style-name="P2"><text:span text:style-name="T2">Device Name:<text:tab/></text:span><text:span text:style-name="T5">LaserMotor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CAPREADY\n</text:span></text:p>
      <text:p text:style-name="P14"><text:span text:style-name="T2">Description:<text:tab/><text:tab/></text:span><text:span text:style-name="T7"> </text:span><text:span text:style-name="T2">Laser Motor moves back to it’s original position relative to capillary being <text:tab/><text:tab/><text:tab/>installed</text:span></text:p>
      <text:p text:style-name="P31"/>
      <text:p text:style-name="P8"/>
      <text:p text:style-name="P6">Capillary Heater</text:p>
      <text:p text:style-name="P3">Turn on Capillary Heater</text:p>
      <text:p text:style-name="P2"><text:span text:style-name="T2">CMD: <text:tab/><text:tab/><text:tab/></text:span><text:span text:style-name="T5">CAPHEATON</text:span></text:p>
      <text:p text:style-name="P2"><text:span text:style-name="T2">Device Name:<text:tab/></text:span><text:span text:style-name="T5">CapillaryHeater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CAPHEATON\n</text:span></text:p>
      <text:p text:style-name="P31">Description: Turn on the Capillary Heater</text:p>
      <text:p text:style-name="P11"/>
      <text:p text:style-name="P3">Turn off Capillary Heater</text:p>
      <text:p text:style-name="P2"><text:span text:style-name="T2">CMD: </text:span><text:span text:style-name="T7"><text:s/><text:tab/><text:tab/><text:tab/></text:span><text:span text:style-name="T5">CAPHEATOFF</text:span></text:p>
      <text:p text:style-name="P2"><text:span text:style-name="T2">Device Name:<text:tab/></text:span><text:span text:style-name="T5">CapillaryHeater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CAPHEATOFF\n</text:span></text:p>
      <text:p text:style-name="P31">Description: <text:tab/><text:tab/>Turn off the Capillary Heater</text:p>
      <text:p text:style-name="P12"><text:soft-page-break/></text:p>
      <text:p text:style-name="P3">Get Temperature</text:p>
      <text:p text:style-name="P2"><text:span text:style-name="T2">CMD:<text:tab/><text:tab/><text:tab/></text:span><text:span text:style-name="T5">CAPGETT</text:span></text:p>
      <text:p text:style-name="P2"><text:span text:style-name="T2">Device Name:<text:tab/></text:span><text:span text:style-name="T5">CapillaryHeater</text:span></text:p>
      <text:p text:style-name="P2"><text:span text:style-name="T2">Response: <text:tab/><text:tab/></text:span><text:span text:style-name="T5">OK_____[temp]\n</text:span></text:p>
      <text:p text:style-name="P2"><text:span text:style-name="T2">Example: <text:tab/><text:tab/></text:span><text:span text:style-name="T5">CAPGETT\n</text:span></text:p>
      <text:p text:style-name="P31">Description: <text:tab/><text:tab/>Get the temperature from the  Capillary Heater</text:p>
      <text:p text:style-name="P3">Set Temperature</text:p>
      <text:p text:style-name="P2"><text:span text:style-name="T2">CMD: <text:tab/><text:tab/><text:tab/></text:span><text:span text:style-name="T5">CAPSETT [temp]</text:span></text:p>
      <text:p text:style-name="P2"><text:span text:style-name="T2">Device Name:<text:tab/></text:span><text:span text:style-name="T5">CapillaryHeater</text:span></text:p>
      <text:p text:style-name="P2"><text:span text:style-name="T2">Response: <text:tab/></text:span><text:span text:style-name="T3"><text:tab/></text:span><text:span text:style-name="T5">OK_____\n</text:span></text:p>
      <text:p text:style-name="P2"><text:span text:style-name="T2">Example:<text:tab/><text:tab/></text:span><text:span text:style-name="T5">CAPSETT___10.0\n</text:span></text:p>
      <text:p text:style-name="P31">Description: <text:tab/><text:tab/>Sets the temperature for the  Capillary Heater to heat up to.</text:p>
      <text:p text:style-name="P11"/>
      <text:p text:style-name="P6">Gel Pump</text:p>
      <text:p text:style-name="P3">Push Gel Pump</text:p>
      <text:p text:style-name="P2"><text:span text:style-name="T2">CMD: <text:tab/><text:tab/><text:tab/></text:span><text:span text:style-name="T5">GELMV</text:span></text:p>
      <text:p text:style-name="P2"><text:span text:style-name="T2">Device Name: <text:tab/></text:span><text:span text:style-name="T5">GelPump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GELMV\n</text:span></text:p>
      <text:p text:style-name="P32">Description: <text:tab/><text:tab/>Push Gel into capillary</text:p>
      <text:p text:style-name="P3">Pull Gel Pump</text:p>
      <text:p text:style-name="P2"><text:span text:style-name="T2">CMD: <text:tab/><text:tab/><text:tab/></text:span><text:span text:style-name="T5">GELRET</text:span><text:span text:style-name="T7"> </text:span></text:p>
      <text:p text:style-name="P2"><text:span text:style-name="T2">Device Name: <text:tab/></text:span><text:span text:style-name="T5">GelPump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GELRET</text:span><text:span text:style-name="T7"> </text:span><text:span text:style-name="T5">\n</text:span></text:p>
      <text:p text:style-name="P31">Description: <text:tab/><text:tab/>Pull pump to refill Syringe with Gel </text:p>
      <text:p text:style-name="P18"/>
      <text:p text:style-name="P3">Gel Pump is filled and ready</text:p>
      <text:p text:style-name="P2"><text:span text:style-name="T2">CMD:<text:tab/><text:tab/><text:tab/></text:span><text:span text:style-name="T5">GELSTART</text:span></text:p>
      <text:p text:style-name="P2"><text:span text:style-name="T2">Device Name: <text:tab/></text:span><text:span text:style-name="T5">GelPump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GELSTART\n</text:span></text:p>
      <text:p text:style-name="P31">Description: Pull pump to refill Syringe with Gel </text:p>
      <text:p text:style-name="P8"><text:soft-page-break/></text:p>
      <text:p text:style-name="P6">Spectrometer</text:p>
      <text:p text:style-name="P3">Turn on Spectrometer</text:p>
      <text:p text:style-name="P1">CMD:</text:p>
      <text:p text:style-name="P2"><text:span text:style-name="T2">Device Name:</text:span><text:span text:style-name="T7"> </text:span></text:p>
      <text:p text:style-name="P2"><text:span text:style-name="T2">Response: <text:tab/><text:tab/></text:span><text:span text:style-name="T5">OK________\n</text:span></text:p>
      <text:p text:style-name="P2"><text:span text:style-name="T2">Example: <text:tab/><text:tab/></text:span><text:span text:style-name="T5">\n</text:span></text:p>
      <text:p text:style-name="P31">Description: Turn on the spectrometer</text:p>
      <text:p text:style-name="P2"/>
      <text:p text:style-name="P2"/>
      <text:p text:style-name="P30">Fluidics Valve</text:p>
      <text:p text:style-name="P28">Set Valve Postion</text:p>
      <text:p text:style-name="P23">CMD:<text:tab/><text:tab/><text:tab/><text:span text:style-name="T8">FVALVEPOS [A|CLOSED|B]</text:span></text:p>
      <text:p text:style-name="P25"><text:span text:style-name="T2">Device Name:<text:tab/></text:span><text:span text:style-name="T4">FluidValve</text:span><text:span text:style-name="T7"> </text:span></text:p>
      <text:p text:style-name="P25"><text:span text:style-name="T2">Response: <text:tab/><text:tab/></text:span><text:span text:style-name="T5">OK________\n</text:span></text:p>
      <text:p text:style-name="P25"><text:span text:style-name="T2">Example: <text:tab/><text:tab/></text:span><text:span text:style-name="T4">FVALVEPOS_CLOSED</text:span><text:span text:style-name="T5">\n</text:span></text:p>
      <text:p text:style-name="P33">Description: <text:tab/><text:tab/><text:span text:style-name="T8">Control the position of the Fluidics valve. <text:s/>The valve has 3 postions <text:tab/><text:tab/><text:tab/><text:tab/>available: A, Closed and B.</text:span></text:p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3T11:21:16.350574341</dc:date>
    <meta:editing-duration>PT36M5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7" meta:paragraph-count="164" meta:word-count="739" meta:character-count="5517" meta:non-whitespace-character-count="4692"/>
  </office:meta>
</office:document-meta>
</file>